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16_08:59:1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5386" calcext:value-type="float">
            <text:p>5386</text:p>
          </table:table-cell>
          <table:table-cell office:value-type="float" office:value="1737" calcext:value-type="float">
            <text:p>1737</text:p>
          </table:table-cell>
          <table:table-cell office:value-type="float" office:value="3649" calcext:value-type="float">
            <text:p>364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M2]/([.E2]+[.I2]+[.M2])" office:value-type="percentage" office:value="0.0371804802478699" calcext:value-type="percentage">
            <text:p>3.72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5053" calcext:value-type="float">
            <text:p>5053</text:p>
          </table:table-cell>
          <table:table-cell office:value-type="float" office:value="1554" calcext:value-type="float">
            <text:p>1554</text:p>
          </table:table-cell>
          <table:table-cell office:value-type="float" office:value="3499" calcext:value-type="float">
            <text:p>34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[.M3]/([.E3]+[.I3]+[.M3])" office:value-type="percentage" office:value="0.0661859387071852" calcext:value-type="percentage">
            <text:p>6.6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519" calcext:value-type="float">
            <text:p>5519</text:p>
          </table:table-cell>
          <table:table-cell office:value-type="float" office:value="1879" calcext:value-type="float">
            <text:p>1879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M4]/([.E4]+[.I4]+[.M4])" office:value-type="percentage" office:value="0.0543995988969667" calcext:value-type="percentage">
            <text:p>5.44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518" calcext:value-type="float">
            <text:p>5518</text:p>
          </table:table-cell>
          <table:table-cell office:value-type="float" office:value="1893" calcext:value-type="float">
            <text:p>1893</text:p>
          </table:table-cell>
          <table:table-cell office:value-type="float" office:value="3625" calcext:value-type="float">
            <text:p>362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M5]/([.E5]+[.I5]+[.M5])" office:value-type="percentage" office:value="0.0601805416248746" calcext:value-type="percentage">
            <text:p>6.02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5973" calcext:value-type="float">
            <text:p>5973</text:p>
          </table:table-cell>
          <table:table-cell office:value-type="float" office:value="2332" calcext:value-type="float">
            <text:p>2332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M6]/([.E6]+[.I6]+[.M6])" office:value-type="percentage" office:value="0.052338811630847" calcext:value-type="percentage">
            <text:p>5.23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5393" calcext:value-type="float">
            <text:p>5393</text:p>
          </table:table-cell>
          <table:table-cell office:value-type="float" office:value="1791" calcext:value-type="float">
            <text:p>1791</text:p>
          </table:table-cell>
          <table:table-cell office:value-type="float" office:value="3602" calcext:value-type="float">
            <text:p>360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M7]/([.E7]+[.I7]+[.M7])" office:value-type="percentage" office:value="0.0502447822726102" calcext:value-type="percentage">
            <text:p>5.02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5225" calcext:value-type="float">
            <text:p>5225</text:p>
          </table:table-cell>
          <table:table-cell office:value-type="float" office:value="1629" calcext:value-type="float">
            <text:p>1629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M8]/([.E8]+[.I8]+[.M8])" office:value-type="percentage" office:value="0.0552429667519182" calcext:value-type="percentage">
            <text:p>5.52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5356" calcext:value-type="float">
            <text:p>5356</text:p>
          </table:table-cell>
          <table:table-cell office:value-type="float" office:value="1684" calcext:value-type="float">
            <text:p>1684</text:p>
          </table:table-cell>
          <table:table-cell office:value-type="float" office:value="3672" calcext:value-type="float">
            <text:p>3672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86" calcext:value-type="float">
            <text:p>8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M9]/([.E9]+[.I9]+[.M9])" office:value-type="percentage" office:value="0.0483666751076222" calcext:value-type="percentage">
            <text:p>4.84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5259" calcext:value-type="float">
            <text:p>5259</text:p>
          </table:table-cell>
          <table:table-cell office:value-type="float" office:value="1696" calcext:value-type="float">
            <text:p>1696</text:p>
          </table:table-cell>
          <table:table-cell office:value-type="float" office:value="3563" calcext:value-type="float">
            <text:p>356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M10]/([.E10]+[.I10]+[.M10])" office:value-type="percentage" office:value="0.0518442094402889" calcext:value-type="percentage">
            <text:p>5.18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5225" calcext:value-type="float">
            <text:p>5225</text:p>
          </table:table-cell>
          <table:table-cell office:value-type="float" office:value="1636" calcext:value-type="float">
            <text:p>1636</text:p>
          </table:table-cell>
          <table:table-cell office:value-type="float" office:value="3589" calcext:value-type="float">
            <text:p>358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M11]/([.E11]+[.I11]+[.M11])" office:value-type="percentage" office:value="0.056710289966641" calcext:value-type="percentage">
            <text:p>5.67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5241" calcext:value-type="float">
            <text:p>5241</text:p>
          </table:table-cell>
          <table:table-cell office:value-type="float" office:value="1681" calcext:value-type="float">
            <text:p>1681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M12]/([.E12]+[.I12]+[.M12])" office:value-type="percentage" office:value="0.0528623001547189" calcext:value-type="percentage">
            <text:p>5.29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5282" calcext:value-type="float">
            <text:p>5282</text:p>
          </table:table-cell>
          <table:table-cell office:value-type="float" office:value="1744" calcext:value-type="float">
            <text:p>1744</text:p>
          </table:table-cell>
          <table:table-cell office:value-type="float" office:value="3538" calcext:value-type="float">
            <text:p>353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M13]/([.E13]+[.I13]+[.M13])" office:value-type="percentage" office:value="0.0597322348094748" calcext:value-type="percentage">
            <text:p>5.97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5381" calcext:value-type="float">
            <text:p>5381</text:p>
          </table:table-cell>
          <table:table-cell office:value-type="float" office:value="1735" calcext:value-type="float">
            <text:p>1735</text:p>
          </table:table-cell>
          <table:table-cell office:value-type="float" office:value="3646" calcext:value-type="float">
            <text:p>364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M14]/([.E14]+[.I14]+[.M14])" office:value-type="percentage" office:value="0.0347077244258873" calcext:value-type="percentage">
            <text:p>3.47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5275" calcext:value-type="float">
            <text:p>5275</text:p>
          </table:table-cell>
          <table:table-cell office:value-type="float" office:value="1640" calcext:value-type="float">
            <text:p>1640</text:p>
          </table:table-cell>
          <table:table-cell office:value-type="float" office:value="3635" calcext:value-type="float">
            <text:p>363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M15]/([.E15]+[.I15]+[.M15])" office:value-type="percentage" office:value="0.0486500254712175" calcext:value-type="percentage">
            <text:p>4.87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5290" calcext:value-type="float">
            <text:p>5290</text:p>
          </table:table-cell>
          <table:table-cell office:value-type="float" office:value="1669" calcext:value-type="float">
            <text:p>1669</text:p>
          </table:table-cell>
          <table:table-cell office:value-type="float" office:value="3621" calcext:value-type="float">
            <text:p>362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M16]/([.E16]+[.I16]+[.M16])" office:value-type="percentage" office:value="0.0559069061472299" calcext:value-type="percentage">
            <text:p>5.5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471" calcext:value-type="float">
            <text:p>5471</text:p>
          </table:table-cell>
          <table:table-cell office:value-type="float" office:value="1885" calcext:value-type="float">
            <text:p>1885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M17]/([.E17]+[.I17]+[.M17])" office:value-type="percentage" office:value="0.0588383838383838" calcext:value-type="percentage">
            <text:p>5.8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5239" calcext:value-type="float">
            <text:p>5239</text:p>
          </table:table-cell>
          <table:table-cell office:value-type="float" office:value="1663" calcext:value-type="float">
            <text:p>1663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[.M18]/([.E18]+[.I18]+[.M18])" office:value-type="percentage" office:value="0.0635764944275583" calcext:value-type="percentage">
            <text:p>6.36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112" calcext:value-type="float">
            <text:p>4112</text:p>
          </table:table-cell>
          <table:table-cell office:value-type="float" office:value="178" calcext:value-type="float">
            <text:p>178</text:p>
          </table:table-cell>
          <table:table-cell office:value-type="float" office:value="3934" calcext:value-type="float">
            <text:p>393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M19]/([.E19]+[.I19]+[.M19])" office:value-type="percentage" office:value="0.0572289156626506" calcext:value-type="percentage">
            <text:p>5.72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1577" calcext:value-type="float">
            <text:p>1577</text:p>
          </table:table-cell>
          <table:table-cell office:value-type="float" office:value="3554" calcext:value-type="float">
            <text:p>355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[.M20]/([.E20]+[.I20]+[.M20])" office:value-type="percentage" office:value="0.0683434959349593" calcext:value-type="percentage">
            <text:p>6.83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967" calcext:value-type="float">
            <text:p>4967</text:p>
          </table:table-cell>
          <table:table-cell office:value-type="float" office:value="1040" calcext:value-type="float">
            <text:p>1040</text:p>
          </table:table-cell>
          <table:table-cell office:value-type="float" office:value="3927" calcext:value-type="float">
            <text:p>392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M21]/([.E21]+[.I21]+[.M21])" office:value-type="percentage" office:value="0.0516959064327485" calcext:value-type="percentage">
            <text:p>5.17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984" calcext:value-type="float">
            <text:p>4984</text:p>
          </table:table-cell>
          <table:table-cell office:value-type="float" office:value="1040" calcext:value-type="float">
            <text:p>1040</text:p>
          </table:table-cell>
          <table:table-cell office:value-type="float" office:value="3944" calcext:value-type="float">
            <text:p>394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M22]/([.E22]+[.I22]+[.M22])" office:value-type="percentage" office:value="0.0496387788394314" calcext:value-type="percentage">
            <text:p>4.96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840" calcext:value-type="float">
            <text:p>4840</text:p>
          </table:table-cell>
          <table:table-cell office:value-type="float" office:value="985" calcext:value-type="float">
            <text:p>985</text:p>
          </table:table-cell>
          <table:table-cell office:value-type="float" office:value="3855" calcext:value-type="float">
            <text:p>385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M23]/([.E23]+[.I23]+[.M23])" office:value-type="percentage" office:value="0.0586704518571091" calcext:value-type="percentage">
            <text:p>5.8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898" calcext:value-type="float">
            <text:p>4898</text:p>
          </table:table-cell>
          <table:table-cell office:value-type="float" office:value="988" calcext:value-type="float">
            <text:p>988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M24]/([.E24]+[.I24]+[.M24])" office:value-type="percentage" office:value="0.0518465909090909" calcext:value-type="percentage">
            <text:p>5.18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5009" calcext:value-type="float">
            <text:p>5009</text:p>
          </table:table-cell>
          <table:table-cell office:value-type="float" office:value="1040" calcext:value-type="float">
            <text:p>1040</text:p>
          </table:table-cell>
          <table:table-cell office:value-type="float" office:value="3969" calcext:value-type="float">
            <text:p>396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M25]/([.E25]+[.I25]+[.M25])" office:value-type="percentage" office:value="0.0559408229311142" calcext:value-type="percentage">
            <text:p>5.59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5184" calcext:value-type="float">
            <text:p>5184</text:p>
          </table:table-cell>
          <table:table-cell office:value-type="float" office:value="1570" calcext:value-type="float">
            <text:p>1570</text:p>
          </table:table-cell>
          <table:table-cell office:value-type="float" office:value="3614" calcext:value-type="float">
            <text:p>361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M26]/([.E26]+[.I26]+[.M26])" office:value-type="percentage" office:value="0.0597428787496849" calcext:value-type="percentage">
            <text:p>5.97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5136" calcext:value-type="float">
            <text:p>5136</text:p>
          </table:table-cell>
          <table:table-cell office:value-type="float" office:value="1204" calcext:value-type="float">
            <text:p>1204</text:p>
          </table:table-cell>
          <table:table-cell office:value-type="float" office:value="3932" calcext:value-type="float">
            <text:p>393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M27]/([.E27]+[.I27]+[.M27])" office:value-type="percentage" office:value="0.0478985677389059" calcext:value-type="percentage">
            <text:p>4.79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5193" calcext:value-type="float">
            <text:p>5193</text:p>
          </table:table-cell>
          <table:table-cell office:value-type="float" office:value="1315" calcext:value-type="float">
            <text:p>1315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M28]/([.E28]+[.I28]+[.M28])" office:value-type="percentage" office:value="0.0527935606060606" calcext:value-type="percentage">
            <text:p>5.28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4939" calcext:value-type="float">
            <text:p>4939</text:p>
          </table:table-cell>
          <table:table-cell office:value-type="float" office:value="1318" calcext:value-type="float">
            <text:p>1318</text:p>
          </table:table-cell>
          <table:table-cell office:value-type="float" office:value="3621" calcext:value-type="float">
            <text:p>362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M29]/([.E29]+[.I29]+[.M29])" office:value-type="percentage" office:value="0.0567783891945973" calcext:value-type="percentage">
            <text:p>5.68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973" calcext:value-type="float">
            <text:p>4973</text:p>
          </table:table-cell>
          <table:table-cell office:value-type="float" office:value="1325" calcext:value-type="float">
            <text:p>1325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M30]/([.E30]+[.I30]+[.M30])" office:value-type="percentage" office:value="0.048006096012192" calcext:value-type="percentage">
            <text:p>4.8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4841" calcext:value-type="float">
            <text:p>4841</text:p>
          </table:table-cell>
          <table:table-cell office:value-type="float" office:value="1319" calcext:value-type="float">
            <text:p>1319</text:p>
          </table:table-cell>
          <table:table-cell office:value-type="float" office:value="3522" calcext:value-type="float">
            <text:p>352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M31]/([.E31]+[.I31]+[.M31])" office:value-type="percentage" office:value="0.0617919670442842" calcext:value-type="percentage">
            <text:p>6.1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4909" calcext:value-type="float">
            <text:p>4909</text:p>
          </table:table-cell>
          <table:table-cell office:value-type="float" office:value="1325" calcext:value-type="float">
            <text:p>1325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M32]/([.E32]+[.I32]+[.M32])" office:value-type="percentage" office:value="0.0680272108843537" calcext:value-type="percentage">
            <text:p>6.80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5263" calcext:value-type="float">
            <text:p>5263</text:p>
          </table:table-cell>
          <table:table-cell office:value-type="float" office:value="1317" calcext:value-type="float">
            <text:p>1317</text:p>
          </table:table-cell>
          <table:table-cell office:value-type="float" office:value="3946" calcext:value-type="float">
            <text:p>394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M33]/([.E33]+[.I33]+[.M33])" office:value-type="percentage" office:value="0.0429549209346236" calcext:value-type="percentage">
            <text:p>4.30%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543227161766594" calcext:value-type="percentage">
            <text:p>5.4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09:07:38.004563192</dc:date>
    <meta:editing-duration>PT4M1S</meta:editing-duration>
    <meta:editing-cycles>1</meta:editing-cycles>
    <meta:document-statistic meta:table-count="1" meta:cell-count="418" meta:object-count="0"/>
    <meta:generator>LibreOffice/5.1.6.2$Linux_X86_64 LibreOffice_project/10m0$Build-2</meta:generator>
  </office:meta>
</office:document-meta>
</file>